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Courier New" fo:font-size="9pt" style:font-size-asian="9pt"/>
    </style:style>
    <style:style style:name="T2" style:family="text">
      <style:text-properties style:font-name="Courier New" fo:font-size="9pt" fo:background-color="#cfe6ff" loext:char-shading-value="0" style:font-size-asian="9pt"/>
    </style:style>
    <style:style style:name="T3" style:family="text">
      <style:text-properties fo:color="#ff0000" style:font-name="Courier New" fo:font-size="9pt" fo:background-color="#cfe6ff" loext:char-shading-value="0" style:font-size-asian="9pt"/>
    </style:style>
    <style:style style:name="T4" style:family="text">
      <style:text-properties fo:color="#ff0000" style:font-name="Courier New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ouse <text:s text:c="9"/>mus_musculus: 4:118187691 </text:span><text:span text:style-name="T2">CCTTCCCTCCCTTCTTTCCTTCCTTCTTCCTCTTTCTTTTTTGTT</text:span><text:span text:style-name="T1"> <text:s text:c="2"/>mus_musculus: 4:118187735</text:span></text:p>
      <text:p text:style-name="Standard"><text:span text:style-name="T1">Steppe mouse mus_spicilegus: QGOO01037132.1:1367321 </text:span><text:span text:style-name="T2">CCTTCCCTCCCTTCTTTCCTTCCTTCTTCCTCTTTCTTTTTTGTT</text:span><text:span text:style-name="T1"> mus_spicilegus: QGOO01037132.1:1367365</text:span></text:p>
      <text:p text:style-name="P1"/>
      <text:p text:style-name="Standard"><text:span text:style-name="T1">Mouse <text:s text:c="9"/>mus_musculus: 4:118187736 </text:span><text:span text:style-name="T2">GTACTGGCAACTAAATCCGGGGAACTCATGCATGCTGGCTAAGGC</text:span><text:span text:style-name="T1"> <text:s text:c="2"/>mus_musculus: 4:118187780</text:span></text:p>
      <text:p text:style-name="Standard"><text:span text:style-name="T1">Steppe mouse mus_spicilegus: QGOO01037132.1:1367366 </text:span><text:span text:style-name="T2">GTACTGGCAACTAAATCCGGGGAACTCATGCATGCTGGCTAAGGC</text:span><text:span text:style-name="T1"> mus_spicilegus: QGOO01037132.1:1367410</text:span></text:p>
      <text:p text:style-name="P1"/>
      <text:p text:style-name="Standard"><text:span text:style-name="T1">Mouse <text:s text:c="9"/>mus_musculus: 4:118187781 </text:span><text:span text:style-name="T2">TCTACCAC</text:span><text:span text:style-name="T1">C</text:span><text:span text:style-name="T2">GAGCTAAGAACCAAG</text:span><text:span text:style-name="T1">G</text:span><text:span text:style-name="T2">CCTTT</text:span><text:span text:style-name="T1">T</text:span><text:span text:style-name="T2">TCAGAGATTTCCAA</text:span><text:span text:style-name="T1"> <text:s text:c="2"/>mus_musculus: 4:118187825</text:span></text:p>
      <text:p text:style-name="Standard"><text:span text:style-name="T1">Steppe mouse mus_spicilegus: QGOO01037132.1:1367411 </text:span><text:span text:style-name="T2">TCTACCAC</text:span><text:span text:style-name="T1">T</text:span><text:span text:style-name="T2">GAGCTAAGAACCAAG</text:span><text:span text:style-name="T1">C</text:span><text:span text:style-name="T2">CCTTT</text:span><text:span text:style-name="T1">C</text:span><text:span text:style-name="T2">TCAGAGATTTCCAA</text:span><text:span text:style-name="T1"> mus_spicilegus: QGOO01037132.1:1367455</text:span></text:p>
      <text:p text:style-name="P1"/>
      <text:p text:style-name="Standard"><text:span text:style-name="T1">Mouse <text:s text:c="9"/>mus_musculus: 4:118187826 </text:span><text:span text:style-name="T2">AATACTTTTGTTACAATGTGACAAAGA</text:span><text:span text:style-name="T3">TCT</text:span><text:span text:style-name="T4">C</text:span><text:span text:style-name="T3">TACGAAGTCCTTTG</text:span><text:span text:style-name="T1"> <text:s text:c="2"/>mus_musculus: 4:118187870</text:span></text:p>
      <text:p text:style-name="Standard"><text:span text:style-name="T1">Steppe mouse mus_spicilegus: QGOO01037132.1:1367456 </text:span><text:span text:style-name="T2">AATACTTTTGTTACAATGTGACAAAGATCT</text:span><text:span text:style-name="T1">T</text:span><text:span text:style-name="T2">TACGAAGTCCTTTG</text:span><text:span text:style-name="T1"> mus_spicilegus: QGOO01037132.1:1367500</text:span></text:p>
      <text:p text:style-name="P1"/>
      <text:p text:style-name="Standard"><text:span text:style-name="T1">Mouse <text:s text:c="9"/>mus_musculus: 4:118187871 </text:span><text:span text:style-name="T3">TC</text:span><text:span text:style-name="T4">G</text:span><text:span text:style-name="T1">‑‑‑‑‑‑</text:span><text:span text:style-name="T3">GGGCCTCTTGGAATACTGTTCCTTTATCCCAGTGTA</text:span><text:span text:style-name="T1"> <text:s text:c="2"/>mus_musculus: 4:118187909</text:span></text:p>
      <text:p text:style-name="Standard"><text:span text:style-name="T1">Steppe mouse mus_spicilegus: QGOO01037132.1:1367501 </text:span><text:span text:style-name="T2">TC</text:span><text:span text:style-name="T1">CTTTGTC</text:span><text:span text:style-name="T2">GGGCCTCTTGGAATACTGTTCCTTTATCCCAGTGTA</text:span><text:span text:style-name="T1"> mus_spicilegus: QGOO01037132.1:1367545</text:span></text:p>
      <text:p text:style-name="P1"/>
      <text:p text:style-name="Standard"><text:span text:style-name="T1">Mouse <text:s text:c="9"/>mus_musculus: 4:118187910 </text:span><text:span text:style-name="T3">TTGGAGGA</text:span><text:span text:style-name="T4">A</text:span><text:span text:style-name="T3">GGG</text:span><text:span text:style-name="T2">TGGGAGAGGTGGAGGATAGGGGATAGGGGTGAT</text:span><text:span text:style-name="T1"> <text:s text:c="2"/>mus_musculus: 4:118187954</text:span></text:p>
      <text:p text:style-name="Standard"><text:span text:style-name="T1">Steppe mouse mus_spicilegus: QGOO01037132.1:1367546 </text:span><text:span text:style-name="T2">TTGGAGGA</text:span><text:span text:style-name="T1">G</text:span><text:span text:style-name="T2">GGGTGGGAGAGGTGGAGGATAGGGGATAGGGGTGAT</text:span><text:span text:style-name="T1"> mus_spicilegus: QGOO01037132.1:1367590</text:span></text:p>
      <text:p text:style-name="P1"/>
      <text:p text:style-name="Standard"><text:span text:style-name="T1">Mouse <text:s text:c="9"/>mus_musculus: 4:118187955 </text:span><text:span text:style-name="T2">GGTGGAGAGTGCTCCTTCTCTTGTTACTTTAAGGAGAGCATAAGT</text:span><text:span text:style-name="T1"> <text:s text:c="2"/>mus_musculus: 4:118187999</text:span></text:p>
      <text:p text:style-name="Standard"><text:span text:style-name="T1">Steppe mouse mus_spicilegus: QGOO01037132.1:1367591 </text:span><text:span text:style-name="T2">GGTGGAGAGTGCTCCTTCTCTTGTTACTTTAAGGAGAGCATAAGT</text:span><text:span text:style-name="T1"> mus_spicilegus: QGOO01037132.1:1367635</text:span></text:p>
      <text:p text:style-name="P1"/>
      <text:p text:style-name="Standard"><text:span text:style-name="T1">Mouse <text:s text:c="9"/>mus_musculus: 4:118188000 </text:span><text:span text:style-name="T2">GTGTCATTCAGCAGACAGACAAACAGCCAAC</text:span><text:span text:style-name="T1">C</text:span><text:span text:style-name="T2">GTCCTCTCTTCTC</text:span><text:span text:style-name="T1"> <text:s text:c="2"/>mus_musculus: 4:118188044</text:span></text:p>
      <text:p text:style-name="Standard"><text:span text:style-name="T1">Steppe mouse mus_spicilegus: QGOO01037132.1:1367636 </text:span><text:span text:style-name="T2">GTGTCATTCAGCAGACAGACAAACAGCCAAC</text:span><text:span text:style-name="T1">G</text:span><text:span text:style-name="T2">GTCCTCTCTTCTC</text:span><text:span text:style-name="T1"> mus_spicilegus: QGOO01037132.1:1367680</text:span></text:p>
      <text:p text:style-name="P1"/>
      <text:p text:style-name="Standard"><text:span text:style-name="T1">Mouse <text:s text:c="9"/>mus_musculus: 4:118188045 </text:span><text:span text:style-name="T2">ACTTTCCTGTAGAAAG</text:span><text:span text:style-name="T1">T</text:span><text:span text:style-name="T2">TGAGTCCCTTGAATCTGGAGTGGCCCAG</text:span><text:span text:style-name="T1"> <text:s text:c="2"/>mus_musculus: 4:118188089</text:span></text:p>
      <text:p text:style-name="Standard"><text:span text:style-name="T1">Steppe mouse mus_spicilegus: QGOO01037132.1:1367681 </text:span><text:span text:style-name="T2">ACTTTCCTGTAGAAAG</text:span><text:span text:style-name="T1">C</text:span><text:span text:style-name="T2">TGAGTCCCTTGAATCTGGAGTGGCCCAG</text:span><text:span text:style-name="T1"> mus_spicilegus: QGOO01037132.1:1367725</text:span></text:p>
      <text:p text:style-name="P1"/>
      <text:p text:style-name="Standard"><text:span text:style-name="T1">Mouse <text:s text:c="9"/>mus_musculus: 4:118188090 </text:span><text:span text:style-name="T2">GA</text:span><text:span text:style-name="T1">G</text:span><text:span text:style-name="T2">GACCATTTCCAGGAATGGTTCAGACTGGACTCTAACCCAGCC</text:span><text:span text:style-name="T1"> <text:s text:c="2"/>mus_musculus: 4:118188134</text:span></text:p>
      <text:p text:style-name="Standard"><text:span text:style-name="T1">Steppe mouse mus_spicilegus: QGOO01037132.1:1367726 </text:span><text:span text:style-name="T2">GA</text:span><text:span text:style-name="T1">A</text:span><text:span text:style-name="T2">GACCATTTCCAGGAATGGTTCAGACTGGACTCTAACCCAGCC</text:span><text:span text:style-name="T1"> mus_spicilegus: QGOO01037132.1:1367770</text:span></text:p>
      <text:p text:style-name="P1"/>
      <text:p text:style-name="Standard"><text:span text:style-name="T1">Mouse <text:s text:c="9"/>mus_musculus: 4:118188135 </text:span><text:span text:style-name="T2">TCG</text:span><text:span text:style-name="T1">T</text:span><text:span text:style-name="T2">CTCCTCTCTGCGGTGAGGAC</text:span><text:span text:style-name="T1">CA</text:span><text:span text:style-name="T2">GGCAGGACACAGCAGACAG</text:span><text:span text:style-name="T1"> <text:s text:c="2"/>mus_musculus: 4:118188179</text:span></text:p>
      <text:p text:style-name="Standard"><text:span text:style-name="T1">Steppe mouse mus_spicilegus: QGOO01037132.1:1367771 </text:span><text:soft-page-break/><text:span text:style-name="T2">TCG</text:span><text:span text:style-name="T1">C</text:span><text:span text:style-name="T2">CTCCTCTCTGCGGTGAGGAC</text:span><text:span text:style-name="T1">TG</text:span><text:span text:style-name="T2">GGCAGGACACAGCAGACAG</text:span><text:span text:style-name="T1"> mus_spicilegus: QGOO01037132.1:1367815</text:span></text:p>
      <text:p text:style-name="P1"/>
      <text:p text:style-name="Standard"><text:span text:style-name="T1">Mouse <text:s text:c="9"/>mus_musculus: 4:118188180 </text:span><text:span text:style-name="T2">GGCACATTACGGGGTCAGGATTCAGCCTTCTTGACTGACTGTCTC</text:span><text:span text:style-name="T1"> <text:s text:c="2"/>mus_musculus: 4:118188224</text:span></text:p>
      <text:p text:style-name="Standard"><text:span text:style-name="T1">Steppe mouse mus_spicilegus: QGOO01037132.1:1367816 </text:span><text:span text:style-name="T2">GGCACATTACGGGGTCAGGATTCAGCCTTCTTGACTGACTGTCTC</text:span><text:span text:style-name="T1"> mus_spicilegus: QGOO01037132.1:1367860</text:span></text:p>
      <text:p text:style-name="P1"/>
      <text:p text:style-name="Standard"><text:span text:style-name="T1">Mouse <text:s text:c="9"/>mus_musculus: 4:118188225 </text:span><text:span text:style-name="T2">AGTGCCTTC</text:span><text:span text:style-name="T1">G</text:span><text:span text:style-name="T2">AAAGCTGGTGTCTGTCAGCAGAGACCATGGAGCAG</text:span><text:span text:style-name="T1"> <text:s text:c="2"/>mus_musculus: 4:118188269</text:span></text:p>
      <text:p text:style-name="Standard"><text:span text:style-name="T1">Steppe mouse mus_spicilegus: QGOO01037132.1:1367861 </text:span><text:span text:style-name="T2">AGTGCCTTC</text:span><text:span text:style-name="T1">A</text:span><text:span text:style-name="T2">AAAGCTGGTGTCTGTCAGCAGAGACCATGGAGCAG</text:span><text:span text:style-name="T1"> mus_spicilegus: QGOO01037132.1:1367905</text:span></text:p>
      <text:p text:style-name="P1"/>
      <text:p text:style-name="Standard"><text:span text:style-name="T1">Mouse <text:s text:c="9"/>mus_musculus: 4:118188270 </text:span><text:span text:style-name="T2">TGTGGTCTAGGTTATACAGCCAGATGCCACACCTCAGGGCTAGCT</text:span><text:span text:style-name="T1"> <text:s text:c="2"/>mus_musculus: 4:118188314</text:span></text:p>
      <text:p text:style-name="Standard"><text:span text:style-name="T1">Steppe mouse mus_spicilegus: QGOO01037132.1:1367906 </text:span><text:span text:style-name="T2">TGTGGTCTAGGTTATACAGCCAGATGCCACACCTCAGGGCTAGCT</text:span><text:span text:style-name="T1"> mus_spicilegus: QGOO01037132.1:1367950</text:span></text:p>
      <text:p text:style-name="P1"/>
      <text:p text:style-name="Standard"><text:span text:style-name="T1">Mouse <text:s text:c="9"/>mus_musculus: 4:118188315 </text:span><text:span text:style-name="T2">TCTTTAAGCTGTCTCTCCAGGGAAGTCCTTCATCATGTTGGGTCT</text:span><text:span text:style-name="T1"> <text:s text:c="2"/>mus_musculus: 4:118188359</text:span></text:p>
      <text:p text:style-name="Standard"><text:span text:style-name="T1">Steppe mouse mus_spicilegus: QGOO01037132.1:1367951 </text:span><text:span text:style-name="T2">TCTTTAAGCTGTCTCTCCAGGGAAGTCCTTCATCATGTTGGGTCT</text:span><text:span text:style-name="T1"> mus_spicilegus: QGOO01037132.1:1367995</text:span></text:p>
      <text:p text:style-name="P1"/>
      <text:p text:style-name="Standard"><text:span text:style-name="T1">Mouse <text:s text:c="9"/>mus_musculus: 4:118188360 </text:span><text:span text:style-name="T2">TAGCTGT</text:span><text:span text:style-name="T1">C</text:span><text:span text:style-name="T2">TTCCCTGTGCGGTATGAATCAAGTTCTGCATTCAAGC</text:span><text:span text:style-name="T1"> <text:s text:c="2"/>mus_musculus: 4:118188404</text:span></text:p>
      <text:p text:style-name="Standard"><text:span text:style-name="T1">Steppe mouse mus_spicilegus: QGOO01037132.1:1367996 </text:span><text:span text:style-name="T2">TAGCTGT</text:span><text:span text:style-name="T1">T</text:span><text:span text:style-name="T2">TTCCCTGTGCGGTATGAATCAAGTTCTGCATTCAAGC</text:span><text:span text:style-name="T1"> mus_spicilegus: QGOO01037132.1:1368040</text:span></text:p>
      <text:p text:style-name="P1"/>
      <text:p text:style-name="Standard"><text:span text:style-name="T1">Mouse <text:s text:c="9"/>mus_musculus: 4:118188405 </text:span><text:span text:style-name="T2">TATTGCAATACAGAGGATTTCTAGAGATATGTGGAATAGTGAGGC</text:span><text:span text:style-name="T1"> <text:s text:c="2"/>mus_musculus: 4:118188449</text:span></text:p>
      <text:p text:style-name="Standard"><text:span text:style-name="T1">Steppe mouse mus_spicilegus: QGOO01037132.1:1368041 </text:span><text:span text:style-name="T2">TATTGCAATACAGAGGATTTCTAGAGATATGTGGAATAGTGAGGC</text:span><text:span text:style-name="T1"> mus_spicilegus: QGOO01037132.1:1368085</text:span></text:p>
      <text:p text:style-name="P1"/>
      <text:p text:style-name="Standard"><text:span text:style-name="T1">Mouse <text:s text:c="9"/>mus_musculus: 4:118188450 </text:span><text:span text:style-name="T2">ATGTCCCTCACC</text:span><text:span text:style-name="T1">A</text:span><text:span text:style-name="T2">TAAAAAAAAAAAAAATCCACAGAGTTAGG</text:span><text:span text:style-name="T1">G</text:span><text:span text:style-name="T2">CA</text:span><text:span text:style-name="T1"> <text:s text:c="2"/>mus_musculus: 4:118188494</text:span></text:p>
      <text:p text:style-name="Standard"><text:span text:style-name="T1">Steppe mouse mus_spicilegus: QGOO01037132.1:1368086 </text:span><text:span text:style-name="T2">ATGTCCCTCACC</text:span><text:span text:style-name="T1">T</text:span><text:span text:style-name="T2">TAAAAAAAAAAAAAATCCACAGAGTTAGG</text:span><text:span text:style-name="T1">A</text:span><text:span text:style-name="T2">CA</text:span><text:span text:style-name="T1"> mus_spicilegus: QGOO01037132.1:1368130</text:span></text:p>
      <text:p text:style-name="P1"/>
      <text:p text:style-name="Standard"><text:span text:style-name="T1">Mouse <text:s text:c="9"/>mus_musculus: 4:118188495 </text:span><text:span text:style-name="T2">AGCCAGTTGGCTCAGCCAGCGAAGGTGTTCTGAAGCCTAATGATG</text:span><text:span text:style-name="T1"> <text:s text:c="2"/>mus_musculus: 4:118188539</text:span></text:p>
      <text:p text:style-name="Standard"><text:span text:style-name="T1">Steppe mouse mus_spicilegus: QGOO01037132.1:1368131 </text:span><text:span text:style-name="T2">AGCCAGTTGGCTCAGCCAGCGAAGGTGTTCTGAAGCCTAATGATG</text:span><text:span text:style-name="T1"> mus_spicilegus: QGOO01037132.1:1368175</text:span></text:p>
      <text:p text:style-name="P1"/>
      <text:p text:style-name="Standard"><text:span text:style-name="T1">Mouse <text:s text:c="9"/>mus_musculus: 4:118188540 </text:span><text:span text:style-name="T2">AAAGTTCCGATGCTTGGAACTCATGATCGAAGCACTCCTAAAAGC</text:span><text:span text:style-name="T1"> <text:s text:c="2"/>mus_musculus: 4:118188584</text:span></text:p>
      <text:p text:style-name="Standard"><text:span text:style-name="T1">Steppe mouse mus_spicilegus: QGOO01037132.1:1368176 </text:span><text:span text:style-name="T2">AAAGTTCCGATGCTTGGAACTCATGATCGAAGCACTCCTAAAAGC</text:span><text:span text:style-name="T1"> mus_spicilegus: QGOO01037132.1:1368220</text:span></text:p>
      <text:p text:style-name="P1"/>
      <text:p text:style-name="Standard"><text:span text:style-name="T1">Mouse <text:s text:c="9"/>mus_musculus: 4:118188585 </text:span><text:span text:style-name="T2">TGCTCTCCACATGCATACCATGGCACATGCCAATTGGAATACACA</text:span><text:span text:style-name="T1"> <text:s text:c="2"/>mus_musculus: 4:118188629</text:span></text:p>
      <text:p text:style-name="Standard"><text:span text:style-name="T1">Steppe mouse mus_spicilegus: QGOO01037132.1:1368221 </text:span><text:span text:style-name="T2">TGCTCTCCACATGCATACCATGGCACATGCCAATTGGAATACACA</text:span><text:span text:style-name="T1"> mus_spicilegus: QGOO01037132.1:1368265</text:span></text:p>
      <text:p text:style-name="P1"/>
      <text:p text:style-name="Standard"><text:soft-page-break/><text:span text:style-name="T1">Mouse <text:s text:c="9"/>mus_musculus: 4:118188630 </text:span><text:span text:style-name="T2">CACACACACACACACACACACAC</text:span><text:span text:style-name="T1">ACACACACACACACACACACAC <text:s text:c="2"/>mus_musculus: 4:118188674</text:span></text:p>
      <text:p text:style-name="Standard"><text:span text:style-name="T1">Steppe mouse mus_spicilegus: QGOO01037132.1:1368266 </text:span><text:span text:style-name="T2">CACACACACACACACACACACAC</text:span><text:span text:style-name="T1">‑‑‑‑‑‑‑‑‑‑‑‑‑‑‑‑‑‑‑‑‑‑ mus_spicilegus: QGOO01037132.1:1368288</text:span></text:p>
      <text:p text:style-name="P1"/>
      <text:p text:style-name="Standard"><text:span text:style-name="T1">Mouse <text:s text:c="9"/>mus_musculus: 4:118188675 ACAC</text:span><text:span text:style-name="T2">TCCACAAGTAGTAAATAAAATAAAAACAAAAACGAAG</text:span><text:span text:style-name="T1">G</text:span><text:span text:style-name="T2">AAC</text:span><text:span text:style-name="T1"> <text:s text:c="2"/>mus_musculus: 4:118188719</text:span></text:p>
      <text:p text:style-name="Standard"><text:span text:style-name="T1">Steppe mouse mus_spicilegus: QGOO01037132.1:1368289 ‑‑‑‑</text:span><text:span text:style-name="T2">TCCACAAGTAGTAAATAAAATAAAAACAAAAACGAAG</text:span><text:span text:style-name="T1">A</text:span><text:span text:style-name="T2">AAC</text:span><text:span text:style-name="T1"> mus_spicilegus: QGOO01037132.1:1368329</text:span></text:p>
      <text:p text:style-name="P1"/>
      <text:p text:style-name="Standard"><text:span text:style-name="T1">Mouse <text:s text:c="9"/>mus_musculus: 4:118188720 </text:span><text:span text:style-name="T2">TCATTTAAAAGTAGCTGCCTAGACCCAGCCTCTCCTTGGCTACCT</text:span><text:span text:style-name="T1"> <text:s text:c="2"/>mus_musculus: 4:118188764</text:span></text:p>
      <text:p text:style-name="Standard"><text:span text:style-name="T1">Steppe mouse mus_spicilegus: QGOO01037132.1:1368330 </text:span><text:span text:style-name="T2">TCATTTAAAAGTAGCTGCCTAGACCCAGCCTCTCCTTGGCTACCT</text:span><text:span text:style-name="T1"> mus_spicilegus: QGOO01037132.1:1368374</text:span></text:p>
      <text:p text:style-name="P1"/>
      <text:p text:style-name="Standard"><text:span text:style-name="T1">Mouse <text:s text:c="9"/>mus_musculus: 4:118188765 </text:span><text:span text:style-name="T2">CTACAGCTCTGTGCCGGAGAAGCAGCATAAAGGTGGCTCTCTGTG</text:span><text:span text:style-name="T1"> <text:s text:c="2"/>mus_musculus: 4:118188809</text:span></text:p>
      <text:p text:style-name="Standard"><text:span text:style-name="T1">Steppe mouse mus_spicilegus: QGOO01037132.1:1368375 </text:span><text:span text:style-name="T2">CTACAGCTCTGTGCCGGAGAAGCAGCATAAAGGTGGCTCTCTGTG</text:span><text:span text:style-name="T1"> mus_spicilegus: QGOO01037132.1:1368419</text:span></text:p>
      <text:p text:style-name="P1"/>
      <text:p text:style-name="Standard"><text:span text:style-name="T1">Mouse <text:s text:c="9"/>mus_musculus: 4:118188810 </text:span><text:span text:style-name="T2">GCTTTCCACGCTTGGGCTAC</text:span><text:span text:style-name="T1">A</text:span><text:span text:style-name="T2">CTGTTTCTA</text:span><text:span text:style-name="T1">C</text:span><text:span text:style-name="T2">GACTGGACCTGCCG</text:span><text:span text:style-name="T1"> <text:s text:c="2"/>mus_musculus: 4:118188854</text:span></text:p>
      <text:p text:style-name="Standard"><text:span text:style-name="T1">Steppe mouse mus_spicilegus: QGOO01037132.1:1368420 </text:span><text:span text:style-name="T2">GCTTTCCACGCTTGGGCTAC</text:span><text:span text:style-name="T1">C</text:span><text:span text:style-name="T2">CTGTTTCTA</text:span><text:span text:style-name="T1">T</text:span><text:span text:style-name="T2">GACTGGACCTGCCG</text:span><text:span text:style-name="T1"> mus_spicilegus: QGOO01037132.1:1368464</text:span></text:p>
      <text:p text:style-name="P1"/>
      <text:p text:style-name="Standard"><text:span text:style-name="T1">Mouse <text:s text:c="9"/>mus_musculus: 4:118188855 </text:span><text:span text:style-name="T2">GAGGGAAGCTCTTTCATGCCACAAAACAGTTTATC</text:span><text:span text:style-name="T1">G</text:span><text:span text:style-name="T2">TTGTTCTGT</text:span><text:span text:style-name="T1"> <text:s text:c="2"/>mus_musculus: 4:118188899</text:span></text:p>
      <text:p text:style-name="Standard"><text:span text:style-name="T1">Steppe mouse mus_spicilegus: QGOO01037132.1:1368465 </text:span><text:span text:style-name="T2">GAGGGAAGCTCTTTCATGCCACAAAACAGTTTATC</text:span><text:span text:style-name="T1">A</text:span><text:span text:style-name="T2">TTGTTCTGT</text:span><text:span text:style-name="T1"> mus_spicilegus: QGOO01037132.1:1368509</text:span></text:p>
      <text:p text:style-name="P1"/>
      <text:p text:style-name="Standard"><text:span text:style-name="T1">Mouse <text:s text:c="9"/>mus_musculus: 4:118188900 </text:span><text:span text:style-name="T2">TTCTTGAGCAGCTCGTCTGACCTTACACCTTCAGGGAGAAGCTTT</text:span><text:span text:style-name="T1"> <text:s text:c="2"/>mus_musculus: 4:118188944</text:span></text:p>
      <text:p text:style-name="Standard"><text:span text:style-name="T1">Steppe mouse mus_spicilegus: QGOO01037132.1:1368510 </text:span><text:span text:style-name="T2">TTCTTGAGCAGCTCGTCTGACCTTACACCTTCAGGGAGAAGCTTT</text:span><text:span text:style-name="T1"> mus_spicilegus: QGOO01037132.1:1368554</text:span></text:p>
      <text:p text:style-name="P1"/>
      <text:p text:style-name="Standard"><text:span text:style-name="T1">Mouse <text:s text:c="9"/>mus_musculus: 4:118188945 </text:span><text:span text:style-name="T2">CCCAGGATCCCAATAGCCTTTGGACTAGGGAGCGATCTTGGGGTA</text:span><text:span text:style-name="T1"> <text:s text:c="2"/>mus_musculus: 4:118188989</text:span></text:p>
      <text:p text:style-name="Standard"><text:span text:style-name="T1">Steppe mouse mus_spicilegus: QGOO01037132.1:1368555 </text:span><text:span text:style-name="T2">CCCAGGATCCCAATAGCCTTTGGACTAGGGAGCGATCTTGGGGTA</text:span><text:span text:style-name="T1"> mus_spicilegus: QGOO01037132.1:1368599</text:span></text:p>
      <text:p text:style-name="P1"/>
      <text:p text:style-name="Standard"><text:span text:style-name="T1">Mouse <text:s text:c="9"/>mus_musculus: 4:118188990 </text:span><text:span text:style-name="T2">AAAAGCAATTTG</text:span><text:span text:style-name="T1">G</text:span><text:span text:style-name="T2">GGTTAAGGAGGTATCTTGCACTGAGAAGCAA</text:span><text:span text:style-name="T1">C <text:s text:c="2"/>mus_musculus: 4:118189034</text:span></text:p>
      <text:p text:style-name="Standard"><text:span text:style-name="T1">Steppe mouse mus_spicilegus: QGOO01037132.1:1368600 </text:span><text:span text:style-name="T2">AAAAGCAATTTG</text:span><text:span text:style-name="T1">A</text:span><text:span text:style-name="T2">GGTTAAGGAGGTATCTTGCACTGAGAAGCAA</text:span><text:span text:style-name="T1">A mus_spicilegus: QGOO01037132.1:1368644</text:span></text:p>
      <text:p text:style-name="P1"/>
      <text:p text:style-name="Standard"><text:span text:style-name="T1">Mouse <text:s text:c="9"/>mus_musculus: 4:118189035 </text:span><text:span text:style-name="T2">TTTAGTCCGAGAGCTATTCTACTGGAAATGTTAGCTCTGCTCTGT</text:span><text:span text:style-name="T1"> <text:s text:c="2"/>mus_musculus: 4:118189079</text:span></text:p>
      <text:p text:style-name="Standard"><text:span text:style-name="T1">Steppe mouse mus_spicilegus: QGOO01037132.1:1368645 </text:span><text:span text:style-name="T2">TTTAGTCCGAGAGCTATTCTACTGGAAATGTTAGCTCTGCTCTGT</text:span><text:span text:style-name="T1"> mus_spicilegus: QGOO01037132.1:1368689</text:span></text:p>
      <text:p text:style-name="P1"/>
      <text:p text:style-name="Standard"><text:span text:style-name="T1">Mouse <text:s text:c="9"/>mus_musculus: 4:118189080 </text:span><text:span text:style-name="T2">AAACATGACACTCGAGCATTTCCATGCCCTGTTTCTTGGCCCAAG</text:span><text:span text:style-name="T1"> <text:s text:c="2"/>mus_musculus: 4:118189124</text:span></text:p>
      <text:p text:style-name="Standard"><text:span text:style-name="T1">Steppe mouse mus_spicilegus: QGOO01037132.1:1368690 </text:span><text:soft-page-break/><text:span text:style-name="T2">AAACATGACACTCGAGCATTTCCATGCCCTGTTTCTTGGCCCAAG</text:span><text:span text:style-name="T1"> mus_spicilegus: QGOO01037132.1:1368734</text:span></text:p>
      <text:p text:style-name="P1"/>
      <text:p text:style-name="Standard"><text:span text:style-name="T1">Mouse <text:s text:c="9"/>mus_musculus: 4:118189125 </text:span><text:span text:style-name="T2">GGTTTTGTTGTGGTTAATACTGTGGTCTGTCTATTTTATGCTTCA</text:span><text:span text:style-name="T1"> <text:s text:c="2"/>mus_musculus: 4:118189169</text:span></text:p>
      <text:p text:style-name="Standard"><text:span text:style-name="T1">Steppe mouse mus_spicilegus: QGOO01037132.1:1368735 </text:span><text:span text:style-name="T2">GGTTTTGTTGTGGTTAATACTGTGGTCTGTCTATTTTATGCTTCA</text:span><text:span text:style-name="T1"> mus_spicilegus: QGOO01037132.1:1368779</text:span></text:p>
      <text:p text:style-name="P1"/>
      <text:p text:style-name="Standard"><text:span text:style-name="T1">Mouse <text:s text:c="9"/>mus_musculus: 4:118189170 </text:span><text:span text:style-name="T2">TCTTCC</text:span><text:span text:style-name="T1">T</text:span><text:span text:style-name="T2">GGAAACAGTAAAATGTTTAGCTGTCACACATTCTTGGC</text:span><text:span text:style-name="T1"> <text:s text:c="2"/>mus_musculus: 4:118189214</text:span></text:p>
      <text:p text:style-name="Standard"><text:span text:style-name="T1">Steppe mouse mus_spicilegus: QGOO01037132.1:1368780 </text:span><text:span text:style-name="T2">TCTTCC</text:span><text:span text:style-name="T1">C</text:span><text:span text:style-name="T2">GGAAACAGTAAAATGTTTAGCTGTCACACATTCTTGGC</text:span><text:span text:style-name="T1"> mus_spicilegus: QGOO01037132.1:1368824</text:span></text:p>
      <text:p text:style-name="P1"/>
      <text:p text:style-name="Standard"><text:span text:style-name="T1">Mouse <text:s text:c="9"/>mus_musculus: 4:118189215 </text:span><text:span text:style-name="T2">TCG</text:span><text:span text:style-name="T1">T</text:span><text:span text:style-name="T2">GCTTTGCCTTGGGCCAGCTGTGTCACTGTGAGCAACACAAT</text:span><text:span text:style-name="T1"> <text:s text:c="2"/>mus_musculus: 4:118189259</text:span></text:p>
      <text:p text:style-name="Standard"><text:span text:style-name="T1">Steppe mouse mus_spicilegus: QGOO01037132.1:1368825 </text:span><text:span text:style-name="T2">TCG</text:span><text:span text:style-name="T1">C</text:span><text:span text:style-name="T2">GCTTTGCCTTGGGCCAGCTGTGTCACTGTGAGCAACACAAT</text:span><text:span text:style-name="T1"> mus_spicilegus: QGOO01037132.1:1368869</text:span></text:p>
      <text:p text:style-name="P1"/>
      <text:p text:style-name="Standard"><text:span text:style-name="T1">Mouse <text:s text:c="9"/>mus_musculus: 4:118189260 </text:span><text:span text:style-name="T2">GGAATCTCAGGACTTTAGACCAGAGAGAACCAATACAA</text:span><text:span text:style-name="T1">T</text:span><text:span text:style-name="T2">CCCTTC</text:span><text:span text:style-name="T1"> <text:s text:c="2"/>mus_musculus: 4:118189304</text:span></text:p>
      <text:p text:style-name="Standard"><text:span text:style-name="T1">Steppe mouse mus_spicilegus: QGOO01037132.1:1368870 </text:span><text:span text:style-name="T2">GGAATCTCAGGACTTTAGACCAGAGAGAACCAATACAA</text:span><text:span text:style-name="T1">C</text:span><text:span text:style-name="T2">CCCTTC</text:span><text:span text:style-name="T1"> mus_spicilegus: QGOO01037132.1:1368914</text:span></text:p>
      <text:p text:style-name="P1"/>
      <text:p text:style-name="Standard"><text:span text:style-name="T1">Mouse <text:s text:c="9"/>mus_musculus: 4:118189305 </text:span><text:span text:style-name="T2">ACTGAAGG</text:span><text:span text:style-name="T1">G</text:span><text:span text:style-name="T2">AAATGAGGCATTGAATGAGGTGAGGAAGAGAGATTG</text:span><text:span text:style-name="T1"> <text:s text:c="2"/>mus_musculus: 4:118189349</text:span></text:p>
      <text:p text:style-name="Standard"><text:span text:style-name="T1">Steppe mouse mus_spicilegus: QGOO01037132.1:1368915 </text:span><text:span text:style-name="T2">ACTGAAGG</text:span><text:span text:style-name="T1">‑</text:span><text:span text:style-name="T2">AAATGAGGCATTGAATGAGGTGAGGAAGAGAGATTG</text:span><text:span text:style-name="T1"> mus_spicilegus: QGOO01037132.1:1368958</text:span></text:p>
      <text:p text:style-name="P1"/>
      <text:p text:style-name="Standard"><text:span text:style-name="T1">Mouse <text:s text:c="9"/>mus_musculus: 4:118189350 </text:span><text:span text:style-name="T2">GACCACAGAAATGTCAAAGTGGCCCTTTTCAAGGTCATCTCTGTT</text:span><text:span text:style-name="T1"> <text:s text:c="2"/>mus_musculus: 4:118189394</text:span></text:p>
      <text:p text:style-name="Standard"><text:span text:style-name="T1">Steppe mouse mus_spicilegus: QGOO01037132.1:1368959 </text:span><text:span text:style-name="T2">GACCACAGAAATGTCAAAGTGGCCCTTTTCAAGGTCATCTCTGTT</text:span><text:span text:style-name="T1"> mus_spicilegus: QGOO01037132.1:1369003</text:span></text:p>
      <text:p text:style-name="P1"/>
      <text:p text:style-name="Standard"><text:span text:style-name="T1">Mouse <text:s text:c="9"/>mus_musculus: 4:118189395 </text:span><text:span text:style-name="T2">CGCCTGTCTCTATAGAATCTGCCTCTCCAGTGTGTAAAACAAAC</text:span><text:span text:style-name="T1">C <text:s text:c="2"/>mus_musculus: 4:118189439</text:span></text:p>
      <text:p text:style-name="Standard"><text:span text:style-name="T1">Steppe mouse mus_spicilegus: QGOO01037132.1:1369004 </text:span><text:span text:style-name="T2">CGCCTGTCTCTATAGAATCTGCCTCTCCAGTGTGTAAAACAAAC</text:span><text:span text:style-name="T1">T mus_spicilegus: QGOO01037132.1:1369048</text:span></text:p>
      <text:p text:style-name="P1"/>
      <text:p text:style-name="Standard"><text:span text:style-name="T1">Mouse <text:s text:c="9"/>mus_musculus: 4:118189440 </text:span><text:span text:style-name="T2">TTGGAGTAGGTAGCCACTGGATATCCTTCCATGCACAAGTTTCAC</text:span><text:span text:style-name="T1"> <text:s text:c="2"/>mus_musculus: 4:118189484</text:span></text:p>
      <text:p text:style-name="Standard"><text:span text:style-name="T1">Steppe mouse mus_spicilegus: QGOO01037132.1:1369049 </text:span><text:span text:style-name="T2">TTGGAGTAGGTAGCCACTGGATATCCTTCCATGCACAAGTTTCAC</text:span><text:span text:style-name="T1"> mus_spicilegus: QGOO01037132.1:1369093</text:span></text:p>
      <text:p text:style-name="P1"/>
      <text:p text:style-name="Standard"><text:span text:style-name="T1">Mouse <text:s text:c="9"/>mus_musculus: 4:118189485 </text:span><text:span text:style-name="T2">AGCTATTTCTCT</text:span><text:span text:style-name="T1">GT</text:span><text:span text:style-name="T2">GTGTAAATCAGCTGTGTCATTAAATTCTTTA</text:span><text:span text:style-name="T1"> <text:s text:c="2"/>mus_musculus: 4:118189529</text:span></text:p>
      <text:p text:style-name="Standard"><text:span text:style-name="T1">Steppe mouse mus_spicilegus: QGOO01037132.1:1369094 </text:span><text:span text:style-name="T2">AGCTATTTCTCT</text:span><text:span text:style-name="T1">AC</text:span><text:span text:style-name="T2">GTGTAAATCAGCTGTGTCATTAAATTCTTTA</text:span><text:span text:style-name="T1"> mus_spicilegus: QGOO01037132.1:1369138</text:span></text:p>
      <text:p text:style-name="P1"/>
      <text:p text:style-name="Standard"><text:span text:style-name="T1">Mouse <text:s text:c="9"/>mus_musculus: 4:118189530 </text:span><text:span text:style-name="T2">TAGAGAGTCCCCCGGTCAAGT</text:span><text:span text:style-name="T1"> <text:s text:c="26"/>mus_musculus: 4:118189550</text:span></text:p>
      <text:p text:style-name="Standard"><text:span text:style-name="T1">Steppe mouse mus_spicilegus: QGOO01037132.1:1369139 </text:span><text:span text:style-name="T2">TAGAGAGTCCCCCGGTCAAGT</text:span><text:span text:style-name="T1"> <text:s text:c="24"/>mus_spicilegus: QGOO01037132.1:1369159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0:33:00</meta:creation-date>
    <dc:date>2021-04-14T16:09:47.708794187</dc:date>
    <dc:description>written by /net/isilonP/public/ro/ensweb-software/sharedsw/best/paths/apache/httpd [Perl RTF::Writer v1.11]</dc:description>
    <meta:editing-duration>PT5M30S</meta:editing-duration>
    <meta:editing-cycles>1</meta:editing-cycles>
    <meta:document-statistic meta:table-count="0" meta:image-count="0" meta:object-count="0" meta:page-count="4" meta:paragraph-count="84" meta:word-count="546" meta:character-count="10500" meta:non-whitespace-character-count="9528"/>
    <meta:generator>LibreOffice/5.1.6.2$Linux_X86_64 LibreOffice_project/10m0$Build-2</meta:generator>
  </office:meta>
</office:document-meta>
</file>